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ntBasedRouter.getRu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BasedRouter.setRules( RoutingRule [ ] ru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BasedRouter.getDestination( MessageExchange exchan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entBasedRouter.valid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